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236" officeooo:paragraph-rsid="0011f236"/>
    </style:style>
    <style:style style:name="P2" style:family="paragraph" style:parent-style-name="Standard">
      <style:text-properties officeooo:rsid="00136daa" officeooo:paragraph-rsid="00136daa"/>
    </style:style>
    <style:style style:name="P3" style:family="paragraph" style:parent-style-name="Standard">
      <style:text-properties officeooo:rsid="00147e24" officeooo:paragraph-rsid="00147e24"/>
    </style:style>
    <style:style style:name="P4" style:family="paragraph" style:parent-style-name="Standard">
      <style:text-properties officeooo:rsid="00147e24" officeooo:paragraph-rsid="001607c2"/>
    </style:style>
    <style:style style:name="T1" style:family="text">
      <style:text-properties officeooo:rsid="00160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: Layouts and Rednering in Rails</text:p>
      <text:p text:style-name="P2">2.2 Using render</text:p>
      <text:p text:style-name="P2">Có thể render text, JSON, hoặc XML</text:p>
      <text:p text:style-name="P2">Render text bằng câu lệnh render_to_string</text:p>
      <text:p text:style-name="P2">2.2.1 Render nothing</text:p>
      <text:p text:style-name="P2">render nothing: true</text:p>
      <text:p text:style-name="P2">2.2.2 Rendering an Action's View</text:p>
      <text:p text:style-name="P2">Render một view bằng cách</text:p>
      <text:p text:style-name="P2">render “edit”</text:p>
      <text:p text:style-name="P2">hoặc là</text:p>
      <text:p text:style-name="P2">render :edit</text:p>
      <text:p text:style-name="P2">2.2.3 Rendering an Action's Template from Another Controller</text:p>
      <text:p text:style-name="P2">Có thể render một view ở controller khác bằng câu lệnh</text:p>
      <text:p text:style-name="P2">render “products/show”</text:p>
      <text:p text:style-name="P2">2.2.4 Rendering một file tùy ý</text:p>
      <text:p text:style-name="P2">render “/current/app/views/products/show”</text:p>
      <text:p text:style-name="P3">2.2.5 Using render with :inline</text:p>
      <text:p text:style-name="P3">render inline: “&lt;% products.each do |p| %&gt;&lt;p&gt;&lt;%= p.name %&gt;&lt;% end %&gt;</text:p>
      <text:p text:style-name="P3">2.2.6 Rendering Text</text:p>
      <text:p text:style-name="P3">render plain: “OK”</text:p>
      <text:p text:style-name="P3">2.2.7 Rendering HTML</text:p>
      <text:p text:style-name="P3">render html: “&lt;strong&gt;Not Found&lt;/strong&gt;”.html.safe</text:p>
      <text:p text:style-name="P4">Thêm các cách render: <text:span text:style-name="T1">http://guides.rubyonrails.org/layouts_and_rendering.html#using-ren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21:16:16.733503591</meta:creation-date>
    <meta:generator>LibreOffice/4.3.7.2$Linux_X86_64 LibreOffice_project/430m0$Build-2</meta:generator>
    <dc:date>2015-05-09T22:19:29.068348935</dc:date>
    <meta:editing-duration>PT47M15S</meta:editing-duration>
    <meta:editing-cycles>3</meta:editing-cycles>
    <meta:document-statistic meta:table-count="0" meta:image-count="0" meta:object-count="0" meta:page-count="1" meta:paragraph-count="23" meta:word-count="107" meta:character-count="765" meta:non-whitespace-character-count="681"/>
  </office:meta>
</office:document-meta>
</file>